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4.A" style:family="table-column">
      <style:table-column-properties style:column-width="3.279cm" style:rel-column-width="1859*"/>
    </style:style>
    <style:style style:name="Table4.B" style:family="table-column">
      <style:table-column-properties style:column-width="4.184cm" style:rel-column-width="2372*"/>
    </style:style>
    <style:style style:name="Table4.C" style:family="table-column">
      <style:table-column-properties style:column-width="5.791cm" style:rel-column-width="3283*"/>
    </style:style>
    <style:style style:name="Table4.D" style:family="table-column">
      <style:table-column-properties style:column-width="3.334cm" style:rel-column-width="1890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D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5.369cm" style:rel-column-width="21213*"/>
    </style:style>
    <style:style style:name="Table1.B" style:family="table-column">
      <style:table-column-properties style:column-width="5.027cm" style:rel-column-width="19861*"/>
    </style:style>
    <style:style style:name="Table1.C" style:family="table-column">
      <style:table-column-properties style:column-width="6.191cm" style:rel-column-width="24461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C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8.837cm" style:rel-column-width="65535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.4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4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7" style:family="paragraph" style:parent-style-name="Text_20_body_20_indent_20_2">
      <style:text-properties fo:language="en" fo:country="none"/>
    </style:style>
    <style:style style:name="P8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9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0" style:family="paragraph" style:parent-style-name="Heading_20_4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" style:family="text">
      <style:text-properties style:font-name="Courier New1" style:font-name-asian="Courier New1" style:font-name-complex="Courier New1"/>
    </style:style>
    <style:style style:name="T2" style:family="text">
      <style:text-properties fo:font-size="12pt" fo:language="en" fo:country="none" style:font-size-asian="12pt"/>
    </style:style>
    <style:style style:name="T3" style:family="text">
      <style:text-properties fo:color="#000080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LabelImageElement</text:h>
      <text:p text:style-name="P7">A HTML element with a label and an image. </text:p>
      <text:h text:style-name="P6" text:outline-level="4">Class Name</text:h>
      <text:p text:style-name="P9"><text:span text:style-name="Source_20_Text"><text:span text:style-name="T2">org.zkoss.zul.impl.LabelImageElement</text:span></text:span></text:p>
      <text:h text:style-name="P10" text:outline-level="4">Properti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5">Property</text:p>
            </table:table-cell>
            <table:table-cell table:style-name="Table4.A1" office:value-type="string">
              <text:p text:style-name="P5">Description</text:p>
            </table:table-cell>
            <table:table-cell table:style-name="Table4.A1" office:value-type="string">
              <text:p text:style-name="P5">Data Type</text:p>
            </table:table-cell>
            <table:table-cell table:style-name="Table4.D1" office:value-type="string">
              <text:p text:style-name="P5">Default Value</text:p>
            </table:table-cell>
          </table:table-row>
        </table:table-header-rows>
        <table:table-row>
          <table:table-cell table:style-name="Table4.A2" office:value-type="string">
            <text:p text:style-name="P1"><text:span text:style-name="Source_20_Text">image</text:span></text:p>
          </table:table-cell>
          <table:table-cell table:style-name="Table4.A2" office:value-type="string">
            <text:p text:style-name="P2">Sets the label</text:p>
          </table:table-cell>
          <table:table-cell table:style-name="Table4.A2" office:value-type="string">
            <text:p text:style-name="P1"><text:span text:style-name="Source_20_Text">String</text:span></text:p>
          </table:table-cell>
          <table:table-cell table:style-name="Table4.D2" office:value-type="string">
            <text:p text:style-name="P3"><text:span text:style-name="Source_20_Text"><text:span text:style-name="T1">null</text:span></text:span></text:p>
          </table:table-cell>
        </table:table-row>
        <table:table-row>
          <table:table-cell table:style-name="Table4.A2" office:value-type="string">
            <text:p text:style-name="P1"><text:span text:style-name="Source_20_Text">imageContent</text:span></text:p>
          </table:table-cell>
          <table:table-cell table:style-name="Table4.A2" office:value-type="string">
            <text:p text:style-name="P2">Sets the content directly</text:p>
          </table:table-cell>
          <table:table-cell table:style-name="Table4.A2" office:value-type="string">
            <text:p text:style-name="P3"><text:span text:style-name="Source_20_Text">org.zkoss.image.Image</text:span><text:span text:style-name="Source_20_Text"><text:span text:style-name="T1"> </text:span></text:span></text:p>
          </table:table-cell>
          <table:table-cell table:style-name="Table4.D2" office:value-type="string">
            <text:p text:style-name="P3"><text:span text:style-name="Source_20_Text"><text:span text:style-name="T1">null</text:span></text:span></text:p>
          </table:table-cell>
        </table:table-row>
        <table:table-row>
          <table:table-cell table:style-name="Table4.A2" office:value-type="string">
            <text:p text:style-name="P1"><text:span text:style-name="Source_20_Text">src</text:span></text:p>
          </table:table-cell>
          <table:table-cell table:style-name="Table4.A2" office:value-type="string">
            <text:p text:style-name="P2">Sets the image URI</text:p>
          </table:table-cell>
          <table:table-cell table:style-name="Table4.A2" office:value-type="string">
            <text:p text:style-name="P1"><text:span text:style-name="Source_20_Text">String</text:span></text:p>
          </table:table-cell>
          <table:table-cell table:style-name="Table4.D2" office:value-type="string">
            <text:p text:style-name="P3"><text:span text:style-name="Source_20_Text"><text:span text:style-name="T1">null</text:span></text:span></text:p>
          </table:table-cell>
        </table:table-row>
      </table:table>
      <text:h text:style-name="P8" text:outline-level="4">Method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">Name</text:p>
            </table:table-cell>
            <table:table-cell table:style-name="Table1.A1" office:value-type="string">
              <text:p text:style-name="P5">Description</text:p>
            </table:table-cell>
            <table:table-cell table:style-name="Table1.C1" office:value-type="string">
              <text:p text:style-name="P5">Return Data Type</text:p>
            </table:table-cell>
          </table:table-row>
        </table:table-header-rows>
        <table:table-row>
          <table:table-cell table:style-name="Table1.A2" office:value-type="string">
            <text:p text:style-name="P3"><text:span text:style-name="Source_20_Text"><text:span text:style-name="T1">isImageAssigned()</text:span></text:span></text:p>
            <text:p text:style-name="P3"><text:span text:style-name="Source_20_Text"><text:span text:style-name="T1"/></text:span></text:p>
          </table:table-cell>
          <table:table-cell table:style-name="Table1.A2" office:value-type="string">
            <text:p text:style-name="P2">Returns whether the image is available. </text:p>
            <text:p text:style-name="P2">It return true if setImage(java.lang.String) or setImageContent(org.zkoss.image.Image) is called with non-null.</text:p>
          </table:table-cell>
          <table:table-cell table:style-name="Table1.C2" office:value-type="string">
            <text:p text:style-name="P1"><text:span text:style-name="Source_20_Text">boolean</text:span></text:p>
          </table:table-cell>
        </table:table-row>
        <table:table-row>
          <table:table-cell table:style-name="Table1.A2" office:value-type="string">
            <text:p text:style-name="P3"><text:span text:style-name="Source_20_Text"><text:span text:style-name="T1">getImgTag()</text:span></text:span></text:p>
          </table:table-cell>
          <table:table-cell table:style-name="Table1.A2" office:value-type="string">
            <text:p text:style-name="P2">Returns the HTML IMG tag for the image part.</text:p>
            <text:p text:style-name="P2">Used only for component template, not for application developers.</text:p>
            <text:p text:style-name="P2">Note: the component template shall use this method to generate the HTML tag, instead of using getImage(). </text:p>
          </table:table-cell>
          <table:table-cell table:style-name="Table1.C2" office:value-type="string">
            <text:p text:style-name="P3"><text:span text:style-name="Source_20_Text"><text:span text:style-name="T1">String</text:span></text:span></text:p>
          </table:table-cell>
        </table:table-row>
      </table:table>
      <text:h text:style-name="P8" text:outline-level="4">Inherited 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5">Inherited From</text:p>
            </table:table-cell>
          </table:table-row>
        </table:table-header-rows>
        <table:table-row>
          <table:table-cell table:style-name="Table8.A2" office:value-type="string">
            <text:p text:style-name="P4"><text:a xlink:type="simple" xlink:href="../LabelElement.xml">org.zkoss.zul.impl.LabelElement</text:a></text:p>
          </table:table-cell>
        </table:table-row>
        <table:table-row>
          <table:table-cell table:style-name="Table8.A2" office:value-type="string">
            <text:p text:style-name="P4"><text:a xlink:type="simple" xlink:href="../../../../home/robbiecheng/prj/zk1/zkdoc/devref/ch4/XulElement.xml">org.zkoss.zul.impl.XulElement</text:a></text:p>
          </table:table-cell>
        </table:table-row>
        <table:table-row table:style-name="Table8.4">
          <table:table-cell table:style-name="Table8.A2" office:value-type="string">
            <text:p text:style-name="P4"><text:a xlink:type="simple" xlink:href="../../../../home/robbiecheng/prj/zk1/zkdoc/devref/ch4/HtmlBasedComponent.xml">org.zkoss.zk.ui.HtmlBasedComponent</text:a><text:span text:style-name="T3"> </text:span></text:p>
          </table:table-cell>
        </table:table-row>
        <table:table-row table:style-name="Table8.4">
          <table:table-cell table:style-name="Table8.A2" office:value-type="string">
            <text:p text:style-name="P4"><text:a xlink:type="simple" xlink:href="../../../../home/robbiecheng/prj/zk1/zkdoc/devref/ch4/AbstractComponent.xml">org.zkoss.zk.ui.AbstractComponent </text:a></text:p>
          </table:table-cell>
        </table:table-row>
      </table:table>
      <text:p text:style-name="Text_20_body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7:37:37</meta:creation-date>
    <dc:date>2007-09-27T11:26:52</dc:date>
    <dc:language>en-US</dc:language>
    <meta:editing-cycles>21</meta:editing-cycles>
    <meta:editing-duration>PT32M18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40" meta:word-count="113" meta:character-count="882"/>
  </office:meta>
</office:document-meta>
</file>